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15000000C1CB420EAB.png"/>
  <manifest:file-entry manifest:media-type="image/png" manifest:full-path="Pictures/1000020100000215000000FD56936ED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 style:master-page-name="">
      <style:paragraph-properties fo:text-align="start" style:justify-single-word="false" style:page-number="auto">
        <style:tab-stops>
          <style:tab-stop style:position="0cm"/>
        </style:tab-stops>
      </style:paragraph-properties>
    </style:style>
    <style:style style:name="P10" style:family="paragraph" style:parent-style-name="Text_20_body" style:master-page-name="">
      <style:paragraph-properties fo:margin-left="-0.021cm" fo:margin-right="0cm" fo:margin-top="0cm" fo:margin-bottom="0.212cm" fo:text-indent="0cm" style:auto-text-indent="false" style:page-number="auto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Bomberman</text:p>
      <text:p text:style-name="P6">Server (API) - Documentation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1">Spis treści</text:p>
          </text:index-title>
          <text:p text:style-name="P2"><text:s/>1.Introduction<text:tab/>3</text:p>
          <text:p text:style-name="P2"><text:s/>2.Communication Design<text:tab/>3</text:p>
          <text:p text:style-name="P5"><text:s/>2.1.Client Registration<text:tab/>3</text:p>
          <text:p text:style-name="P5"><text:s/>2.2.Common Game<text:tab/>3</text:p>
          <text:p text:style-name="P2"><text:s/>3.Messages<text:tab/>4</text:p>
        </text:index-body>
      </text:table-of-content>
      <text:p text:style-name="P8"/>
      <text:h text:style-name="P4" text:outline-level="1">Introduction</text:h>
      <text:p text:style-name="P9"><text:tab/>This document describe API of the Bomberman AI focused game.</text:p>
      <text:h text:style-name="Heading_20_1" text:outline-level="1">Communication Design</text:h>
      <text:p text:style-name="Text_20_body"><text:tab/>Let's take a look at possible communication scenarios.</text:p>
      <text:h text:style-name="Heading_20_2" text:outline-level="2">Client Registration</text:h>
      <text:p text:style-name="Text_20_body"><text:tab/>Before game can start all users have to register by sending proper REST message to server. Server sets some unique userID for a client (identification purposes).</text:p>
      <text:p text:style-name="Text_20_body"><draw:frame draw:style-name="fr1" draw:name="grafika2" text:anchor-type="paragraph" svg:width="13.61cm" svg:height="4.911cm" draw:z-index="1"><draw:image xlink:href="Pictures/1000020100000215000000C1CB420EAB.png" xlink:type="simple" xlink:show="embed" xlink:actuate="onLoad"/></draw:frame><text:tab/></text:p>
      <text:h text:style-name="Heading_20_2" text:outline-level="2">Common Game</text:h>
      <text:p text:style-name="P10"><text:tab/>Client should always have the newest state. that's why all clients must have some way of getting such a information. Server should answear with such a state and also add a time for next state calculation. I am thinking for something like 200ms periods between calculation, we can change it to smaller periods or even "live".</text:p>
      <text:p text:style-name="Text_20_body"><draw:frame draw:style-name="fr1" draw:name="grafika1" text:anchor-type="paragraph" svg:width="13.607cm" svg:height="7.385cm" draw:z-index="0"><draw:image xlink:href="Pictures/1000020100000215000000FD56936ED4.png" xlink:type="simple" xlink:show="embed" xlink:actuate="onLoad"/></draw:frame></text:p>
      <text:h text:style-name="P3" text:outline-level="1">Messages</text:h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M50S</meta:editing-duration>
    <meta:editing-cycles>11</meta:editing-cycles>
    <meta:generator>OpenOffice/4.0.1$Win32 OpenOffice.org_project/401m5$Build-9714</meta:generator>
    <dc:date>2016-12-22T20:18:06.58</dc:date>
    <dc:creator>Mateusz </dc:creator>
    <meta:document-statistic meta:table-count="0" meta:image-count="2" meta:object-count="0" meta:page-count="4" meta:paragraph-count="19" meta:word-count="133" meta:character-count="841"/>
    <meta:user-defined meta:name="Info 1"/>
    <meta:user-defined meta:name="Info 2"/>
    <meta:user-defined meta:name="Info 3"/>
    <meta:user-defined meta:name="Info 4"/>
  </office:meta>
</office:document-meta>
</file>